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5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4.459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08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9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1.815cm"/>
    </style:style>
    <style:style style:name="pr1" style:family="presentation" style:parent-style-name="Default-title">
      <style:graphic-properties draw:fill-color="#ffffff" draw:auto-grow-height="true" fo:min-height="3.508cm"/>
    </style:style>
    <style:style style:name="pr2" style:family="presentation" style:parent-style-name="Default-subtitle">
      <style:graphic-properties draw:fill-color="#ffffff" draw:auto-grow-height="true" fo:min-height="13.86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outline1">
      <style:graphic-properties draw:fill-color="#ffffff" draw:auto-grow-height="true" fo:min-height="13.864cm"/>
    </style:style>
    <style:style style:name="pr5" style:family="presentation" style:parent-style-name="Default-notes">
      <style:graphic-properties draw:fill-color="#ffffff" fo:min-height="12.322cm"/>
    </style:style>
    <style:style style:name="pr6" style:family="presentation" style:parent-style-name="Default-outline1">
      <style:graphic-properties draw:fill-color="#ffffff" fo:min-height="12.178cm"/>
    </style:style>
    <style:style style:name="pr7" style:family="presentation" style:parent-style-name="Default-outline1">
      <style:graphic-properties draw:fill-color="#ffffff" fo:min-height="4.445cm"/>
    </style:style>
    <style:style style:name="pr8" style:family="presentation" style:parent-style-name="Default-outline1">
      <style:graphic-properties draw:fill-color="#ffffff" draw:auto-grow-height="true" fo:min-height="14.969cm"/>
    </style:style>
    <style:style style:name="pr9" style:family="presentation" style:parent-style-name="Default-outline1">
      <style:graphic-properties draw:fill-color="#ffffff" fo:min-height="17.7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rebuchet MS'" style:font-family-generic="swiss" style:font-pitch="variable" fo:font-size="60pt" fo:text-shadow="none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P3" style:family="paragraph">
      <style:paragraph-properties fo:margin-left="0cm" fo:margin-right="0cm" fo:text-indent="0cm"/>
      <style:text-properties fo:color="#ffffff" fo:font-family="'Trebuchet MS'" style:font-family-generic="swiss" style:font-pitch="variable"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'Trebuchet MS'" style:font-family-generic="swiss" style:font-pitch="variable"/>
    </style:style>
    <style:style style:name="P6" style:family="paragraph">
      <style:paragraph-properties fo:margin-left="1.2cm" fo:margin-right="0cm" fo:text-indent="-0.9cm"/>
      <style:text-properties fo:color="#ffffff" fo:font-family="'Trebuchet MS'" style:font-family-generic="swiss" style:font-pitch="variable"/>
    </style:style>
    <style:style style:name="P7" style:family="paragraph">
      <style:paragraph-properties fo:margin-left="0cm" fo:margin-right="0cm" fo:text-indent="0cm"/>
      <style:text-properties fo:color="#00ff00" fo:font-style="normal" fo:font-weight="normal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text-indent="0cm"/>
      <style:text-properties fo:color="#00ff00" fo:font-size="18pt" style:font-size-asian="18pt" style:font-size-complex="18pt"/>
    </style:style>
    <style:style style:name="P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ffffff" fo:font-family="'Trebuchet MS'" style:font-family-generic="swiss" style:font-pitch="variable"/>
    </style:style>
    <style:style style:name="P11" style:family="paragraph">
      <style:paragraph-properties fo:margin-left="0cm" fo:margin-right="0cm" fo:text-indent="0cm"/>
      <style:text-properties fo:color="#ffffff" fo:font-family="'Trebuchet MS'" style:font-family-generic="swiss" style:font-pitch="variable" fo:font-size="22pt" style:font-size-asian="22pt" style:font-size-complex="22pt"/>
    </style:style>
    <style:style style:name="P12" style:family="paragraph">
      <style:paragraph-properties fo:margin-left="0cm" fo:margin-right="0cm" fo:text-indent="0cm"/>
      <style:text-properties fo:color="#ffffff" fo:font-family="'Nimbus Mono L'" style:font-family-generic="modern" style:font-pitch="fixed" fo:font-size="9pt" style:font-size-asian="9pt" style:font-size-complex="9pt"/>
    </style:style>
    <style:style style:name="P13" style:family="paragraph">
      <style:paragraph-properties fo:margin-left="0cm" fo:margin-right="0cm" fo:text-indent="0cm"/>
      <style:text-properties fo:color="#0000ff" fo:font-family="'Nimbus Mono L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cm" fo:margin-right="0cm" fo:text-indent="0cm"/>
      <style:text-properties fo:color="#0099ff" fo:font-family="'Nimbus Mono L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P16" style:family="paragraph">
      <style:paragraph-properties fo:margin-left="0cm" fo:margin-right="0cm" fo:text-indent="0cm"/>
      <style:text-properties fo:font-family="'Trebuchet MS'" style:font-family-generic="swiss" style:font-pitch="variable" fo:font-size="32pt" style:font-size-asian="32pt" style:font-size-complex="32pt"/>
    </style:style>
    <style:style style:name="P17" style:family="paragraph">
      <style:paragraph-properties fo:margin-left="1.2cm" fo:margin-right="0cm" fo:text-indent="-0.9cm"/>
      <style:text-properties fo:color="#ffffff" fo:font-family="'Trebuchet MS'" style:font-family-generic="swiss" style:font-pitch="variable" fo:font-size="28pt" style:font-size-asian="28pt" style:font-size-complex="28pt"/>
    </style:style>
    <style:style style:name="P18" style:family="paragraph">
      <style:paragraph-properties fo:margin-left="0cm" fo:margin-right="0cm" fo:text-indent="0cm"/>
      <style:text-properties fo:color="#ffffff" fo:font-family="'Nimbus Mono L'" style:font-family-generic="modern" style:font-pitch="fixed" fo:font-size="32pt" style:font-size-asian="32pt" style:font-size-complex="32pt"/>
    </style:style>
    <style:style style:name="P19" style:family="paragraph">
      <style:paragraph-properties fo:margin-left="0cm" fo:margin-right="0cm" fo:text-indent="0cm"/>
      <style:text-properties fo:font-family="'Nimbus Mono L'" style:font-family-generic="modern" style:font-pitch="fixed"/>
    </style:style>
    <style:style style:name="P20" style:family="paragraph">
      <style:paragraph-properties fo:margin-left="0cm" fo:margin-right="0cm" fo:text-indent="0cm"/>
      <style:text-properties fo:font-family="'Nimbus Mono L'" style:font-family-generic="modern" style:font-pitch="fixed" fo:font-size="18pt"/>
    </style:style>
    <style:style style:name="P21" style:family="paragraph">
      <style:paragraph-properties fo:margin-left="1.2cm" fo:margin-right="0cm" fo:text-indent="-0.9cm"/>
      <style:text-properties fo:color="#ffffff" fo:font-family="'Nimbus Mono L'" style:font-family-generic="modern" style:font-pitch="fixed" fo:font-size="28pt" style:font-size-asian="28pt" style:font-size-complex="28pt"/>
    </style:style>
    <style:style style:name="P22" style:family="paragraph">
      <style:paragraph-properties fo:margin-left="0cm" fo:margin-right="0cm" fo:text-indent="0cm"/>
      <style:text-properties fo:color="#0047ff" fo:font-family="'Nimbus Mono L'" style:font-family-generic="modern" style:font-pitch="fixed" fo:font-size="28pt" style:font-size-asian="28pt" style:font-size-complex="28pt"/>
    </style:style>
    <style:style style:name="P23" style:family="paragraph">
      <style:paragraph-properties fo:margin-left="0cm" fo:margin-right="0cm" fo:text-align="center" fo:text-indent="0cm"/>
    </style:style>
    <style:style style:name="P24" style:family="paragraph">
      <style:paragraph-properties fo:margin-left="0cm" fo:margin-right="0cm" fo:text-indent="0cm"/>
      <style:text-properties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25" style:family="paragraph">
      <style:paragraph-properties fo:margin-left="0cm" fo:margin-right="0cm" fo:text-indent="0cm"/>
      <style:text-properties fo:color="#0099ff" fo:font-family="'Nimbus Mono L'" style:font-family-generic="modern" style:font-pitch="fixed" fo:font-size="28pt" style:font-size-asian="28pt" style:font-size-complex="28pt"/>
    </style:style>
    <style:style style:name="P26" style:family="paragraph">
      <style:paragraph-properties fo:margin-left="0cm" fo:margin-right="0cm" fo:text-align="center" fo:text-indent="0cm"/>
      <style:text-properties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27" style:family="paragraph">
      <style:paragraph-properties fo:margin-left="0cm" fo:margin-right="0cm" fo:text-align="center" fo:text-indent="0cm"/>
      <style:text-properties fo:color="#ffffff"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28" style:family="paragraph">
      <style:paragraph-properties fo:margin-left="0cm" fo:margin-right="0cm" fo:text-indent="0cm"/>
      <style:text-properties fo:color="#ffffff"/>
    </style:style>
    <style:style style:name="T1" style:family="text">
      <style:text-properties fo:color="#ffffff" fo:font-family="'Trebuchet MS'" style:font-family-generic="swiss" style:font-pitch="variable" fo:font-size="60pt" fo:text-shadow="none" style:text-underline-style="solid" style:text-underline-width="auto" style:text-underline-color="font-color" fo:font-weight="bold" style:font-size-asian="60pt" style:font-weight-asian="bold" style:font-size-complex="60pt" style:font-weight-complex="bold"/>
    </style:style>
    <style:style style:name="T2" style:family="text">
      <style:text-properties fo:color="#ffffff" fo:font-family="'Trebuchet MS'" style:font-family-generic="swiss" style:font-pitch="variable" fo:font-size="32pt"/>
    </style:style>
    <style:style style:name="T3" style:family="text">
      <style:text-properties fo:font-family="'Trebuchet MS'" style:font-family-generic="swiss" style:font-pitch="variable"/>
    </style:style>
    <style:style style:name="T4" style:family="text">
      <style:text-properties fo:font-family="'Trebuchet MS'" style:font-family-generic="swiss" style:font-pitch="variable" fo:font-size="18pt" style:font-size-asian="18pt" style:font-size-complex="18pt"/>
    </style:style>
    <style:style style:name="T5" style:family="text">
      <style:text-properties fo:color="#ffffff" fo:font-family="'Trebuchet MS'" style:font-family-generic="swiss" style:font-pitch="variable"/>
    </style:style>
    <style:style style:name="T6" style:family="text">
      <style:text-properties fo:color="#ffffff" fo:font-family="'Nimbus Mono L'" style:font-family-generic="modern" style:font-pitch="fixed"/>
    </style:style>
    <style:style style:name="T7" style:family="text">
      <style:text-properties fo:color="#00ff00" fo:font-family="'Nimbus Mono L'" style:font-family-generic="modern" style:font-pitch="fixed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color="#00ff00" fo:font-family="'Nimbus Mono L'" style:font-family-generic="modern" style:font-pitch="fixed" fo:font-size="18pt" style:font-size-asian="18pt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ffffff" fo:font-family="'Trebuchet MS'" style:font-family-generic="swiss" style:font-pitch="variable" fo:font-size="22pt" style:font-size-asian="22pt" style:font-size-complex="22pt"/>
    </style:style>
    <style:style style:name="T11" style:family="text">
      <style:text-properties fo:color="#ffffff" fo:font-family="'Nimbus Mono L'" style:font-family-generic="modern" style:font-pitch="fixed" fo:font-size="9pt" style:font-size-asian="9pt" style:font-size-complex="9pt"/>
    </style:style>
    <style:style style:name="T12" style:family="text">
      <style:text-properties fo:color="#0099ff" fo:font-family="'Nimbus Mono L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T13" style:family="text">
      <style:text-properties fo:color="#0000ff" fo:font-family="'Nimbus Mono L'" style:font-family-generic="modern" style:font-pitch="fixed" fo:font-size="9pt" fo:font-weight="normal" style:font-size-asian="9pt" style:font-weight-asian="normal" style:font-size-complex="9pt" style:font-weight-complex="normal"/>
    </style:style>
    <style:style style:name="T14" style:family="text">
      <style:text-properties fo:color="#0099ff" fo:font-family="'Nimbus Mono L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15" style:family="text">
      <style:text-properties fo:font-family="'Trebuchet MS'" style:font-family-generic="swiss" style:font-pitch="variable" fo:font-size="32pt" style:font-size-asian="32pt" style:font-size-complex="32pt"/>
    </style:style>
    <style:style style:name="T16" style:family="text">
      <style:text-properties fo:color="#ffffff" fo:font-family="'Trebuchet MS'" style:font-family-generic="swiss" style:font-pitch="variable" fo:font-size="28pt" style:font-size-asian="28pt" style:font-size-complex="28pt"/>
    </style:style>
    <style:style style:name="T17" style:family="text">
      <style:text-properties fo:color="#ffffff" fo:font-family="'Nimbus Mono L'" style:font-family-generic="modern" style:font-pitch="fixed" fo:font-size="28pt" style:font-size-asian="28pt" style:font-size-complex="28pt"/>
    </style:style>
    <style:style style:name="T18" style:family="text">
      <style:text-properties fo:color="#ffffff" fo:font-family="'Nimbus Mono L'" style:font-family-generic="modern" style:font-pitch="fixed" fo:font-size="32pt" style:font-size-asian="32pt" style:font-size-complex="32pt"/>
    </style:style>
    <style:style style:name="T19" style:family="text">
      <style:text-properties fo:color="#ffffff" fo:font-family="'Nimbus Mono L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ffffff" fo:font-family="'Nimbus Mono L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0000ff" fo:font-family="'Nimbus Mono L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47ff" fo:font-family="'Nimbus Mono L'" style:font-family-generic="modern" style:font-pitch="fixed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family="'Nimbus Mono L'" style:font-family-generic="modern" style:font-pitch="fixed"/>
    </style:style>
    <style:style style:name="T24" style:family="text">
      <style:text-properties fo:color="#0099ff" fo:font-family="'Nimbus Mono L'" style:font-family-generic="modern" style:font-pitch="fixed"/>
    </style:style>
    <style:style style:name="T25" style:family="text">
      <style:text-properties fo:color="#ffffff" fo:font-family="'Nimbus Mono L'" style:font-family-generic="modern" style:font-pitch="fixed" fo:font-size="18pt"/>
    </style:style>
    <style:style style:name="T26" style:family="text">
      <style:text-properties fo:font-family="'Nimbus Mono L'" style:font-family-generic="modern" style:font-pitch="fixed" fo:font-size="18pt"/>
    </style:style>
    <style:style style:name="T27" style:family="text">
      <style:text-properties fo:color="#0099ff" fo:font-family="'Nimbus Mono L'" style:font-family-generic="modern" style:font-pitch="fixed" fo:font-size="18pt"/>
    </style:style>
    <style:style style:name="T28" style:family="text">
      <style:text-properties fo:color="#ffffff" fo:font-family="'Nimbus Mono L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29" style:family="text">
      <style:text-properties fo:color="#0099ff" fo:font-family="'Nimbus Mono L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0" style:family="text">
      <style:text-properties fo:color="#0047ff" fo:font-family="'Nimbus Mono L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1" style:family="text">
      <style:text-properties fo:color="#ffffff" fo:font-family="'Trebuchet M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32" style:family="text">
      <style:text-properties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3" style:family="text">
      <style:text-properties fo:color="#ffffff" fo:font-family="'Nimbus Mono L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34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3.508cm" svg:x="1.399cm" svg:y="0.837cm" presentation:class="title">
          <draw:text-box>
            <text:p text:style-name="P1"><text:span text:style-name="T1">Moose</text:span></text:p>
          </draw:text-box>
        </draw:frame>
        <draw:frame presentation:style-name="pr2" draw:text-style-name="P3" draw:layer="layout" svg:width="25.191cm" svg:height="13.864cm" svg:x="1.399cm" svg:y="4.915cm" presentation:class="subtitle">
          <draw:text-box>
            <text:p text:style-name="P1"><text:span text:style-name="T2">A postmodern</text:span></text:p>
            <text:p text:style-name="P1"><text:span text:style-name="T2">metaclass-based</text:span></text:p>
            <text:p text:style-name="P1"><text:span text:style-name="T2">object system</text:span></text:p>
            <text:p text:style-name="P1"><text:span text:style-name="T2">for Perl 5</text:span></text:p>
            <text:p text:style-name="P1"><text:span text:style-name="T2"/></text:p>
            <text:p text:style-name="P1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>
          <draw:text-box>
            <text:p text:style-name="P1"><text:span text:style-name="T3">Objects in Perl 5</text:span><text:span text:style-name="T3"><text:line-break/></text:span><text:span text:style-name="T4">(a short intro)</text:span></text:p>
          </draw:text-box>
        </draw:frame>
        <draw:frame presentation:style-name="pr4" draw:text-style-name="P6" draw:layer="layout" svg:width="12.292cm" svg:height="13.864cm" svg:x="1.399cm" svg:y="4.915cm" presentation:class="outline" presentation:user-transformed="true">
          <draw:text-box>
            <text:list text:style-name="L2">
              <text:list-item>
                <text:p text:id="id1" text:style-name="P1"><text:span text:style-name="T5">A blessed hashref</text:span></text:p>
              </text:list-item>
              <text:list-item>
                <text:p text:id="id3" text:style-name="P1"><text:span text:style-name="T5">Manual </text:span><text:span text:style-name="T6">new()</text:span><text:span text:style-name="T5"> method</text:span></text:p>
              </text:list-item>
              <text:list-item>
                <text:p text:id="id10" text:style-name="P1"><text:span text:style-name="T5">No real attributes</text:span></text:p>
              </text:list-item>
            </text:list>
          </draw:text-box>
        </draw:frame>
        <draw:frame draw:style-name="gr2" draw:text-style-name="P7" draw:layer="layout" svg:width="11.43cm" svg:height="1.005cm" svg:x="14.605cm" svg:y="5.08cm">
          <draw:text-box>
            <text:p text:id="id2" text:style-name="P1"><text:span text:style-name="T7">bless {}, __PACKAGE__;</text:span></text:p>
          </draw:text-box>
        </draw:frame>
        <draw:frame draw:style-name="gr2" draw:text-style-name="P8" draw:layer="layout" svg:width="13.386cm" svg:height="5.172cm" svg:x="14.605cm" svg:y="8.163cm">
          <draw:text-box>
            <text:p text:id="id4" text:style-name="P1"><text:span text:style-name="T8">sub new {</text:span></text:p>
            <text:p text:id="id5" text:style-name="P1"><text:span text:style-name="T8"><text:tab/></text:span><text:span text:style-name="T8">my ( $class, @args ) = </text:span><text:span text:style-name="T8"><text:tab/></text:span><text:span text:style-name="T8">@_;</text:span></text:p>
            <text:p text:style-name="P1"><text:span text:style-name="T8"/></text:p>
            <text:p text:id="id6" text:style-name="P1"><text:span text:style-name="T8"><text:tab/></text:span><text:span text:style-name="T8">my $self = { @args }; # params</text:span></text:p>
            <text:p text:id="id7" text:style-name="P1"><text:span text:style-name="T8"><text:tab/></text:span><text:span text:style-name="T8">bless $self, $class;</text:span></text:p>
            <text:p text:id="id8" text:style-name="P1"><text:span text:style-name="T8"><text:tab/></text:span><text:span text:style-name="T8">return $self;</text:span></text:p>
            <text:p text:id="id9" text:style-name="P1"><text:span text:style-name="T8">}</text:span></text:p>
          </draw:text-box>
        </draw:frame>
        <draw:frame draw:style-name="gr2" draw:text-style-name="P9" draw:layer="layout" svg:width="12.7cm" svg:height="5.959cm" svg:x="14.605cm" svg:y="15.24cm">
          <draw:text-box>
            <text:p text:id="id11" text:style-name="P1"><text:span text:style-name="T8">sub name {</text:span></text:p>
            <text:p text:id="id12" text:style-name="P1"><text:span text:style-name="T8"><text:tab/></text:span><text:span text:style-name="T8">my ( $self, $name ) = @_;</text:span></text:p>
            <text:p text:id="id13" text:style-name="P1"><text:span text:style-name="T8"><text:tab/></text:span><text:span text:style-name="T8">$name and</text:span></text:p>
            <text:p text:id="id14" text:style-name="P1"><text:span text:style-name="T8"><text:tab/></text:span><text:span text:style-name="T8"><text:tab/></text:span><text:span text:style-name="T8">$self-&gt;{'name'} = $name;</text:span></text:p>
            <text:p text:style-name="P1"><text:span text:style-name="T8"/></text:p>
            <text:p text:id="id15" text:style-name="P1"><text:span text:style-name="T8"><text:tab/></text:span><text:span text:style-name="T8">return $self-&gt;{'name'};</text:span></text:p>
            <text:p text:id="id16" text:style-name="P1"><text:span text:style-name="T8">}</text:span></text:p>
            <text:p text:style-name="P1"><text:span text:style-name="T9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0">
        <office:forms form:automatic-focus="false" form:apply-design-mode="false"/>
        <draw:frame presentation:style-name="pr1" draw:text-style-name="P10" draw:layer="layout" svg:width="26.67cm" svg:height="3.625cm" svg:x="0.635cm" svg:y="0.779cm" presentation:class="title" presentation:user-transformed="true">
          <draw:text-box>
            <text:p text:style-name="P1"><text:span text:style-name="T5">Why would you want to use Moose?</text:span></text:p>
          </draw:text-box>
        </draw:frame>
        <draw:frame draw:style-name="gr3" draw:text-style-name="P11" draw:layer="layout" svg:width="10.16cm" svg:height="1.153cm" svg:x="13.335cm" svg:y="4.562cm">
          <draw:text-box>
            <text:p text:style-name="P1"><text:span text:style-name="T10">Moose</text:span></text:p>
          </draw:text-box>
        </draw:frame>
        <draw:frame draw:style-name="gr4" draw:text-style-name="P1" draw:layer="layout" svg:width="12.065cm" svg:height="1.275cm" svg:x="1.27cm" svg:y="5.715cm">
          <draw:text-box>
            <text:p/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6" draw:text-style-name="P12" draw:layer="layout" svg:width="11.43cm" svg:height="15.344cm" svg:x="0.635cm" svg:y="5.715cm">
          <draw:text-box>
            <text:p text:id="id17" text:style-name="P1"><text:span text:style-name="T11">package Person;</text:span></text:p>
            <text:p text:style-name="P1"><text:span text:style-name="T11"/></text:p>
            <text:p text:id="id18" text:style-name="P1"><text:span text:style-name="T11">use strict;</text:span></text:p>
            <text:p text:id="id19" text:style-name="P1"><text:span text:style-name="T11">use warnings;</text:span></text:p>
            <text:p text:style-name="P1"><text:span text:style-name="T11"/></text:p>
            <text:p text:id="id20" text:style-name="P1"><text:span text:style-name="T11">use Carp qw( confess );</text:span></text:p>
            <text:p text:id="id21" text:style-name="P1"><text:span text:style-name="T11">use DateTime;</text:span></text:p>
            <text:p text:id="id22" text:style-name="P1"><text:span text:style-name="T11">use DateTime::Format::Natural;</text:span></text:p>
            <text:p text:style-name="P1"><text:span text:style-name="T11"/></text:p>
            <text:p text:style-name="P1"><text:span text:style-name="T11"/></text:p>
            <text:p text:id="id23" text:style-name="P1"><text:span text:style-name="T11">sub new {</text:span></text:p>
            <text:p text:id="id24" text:style-name="P1"><text:span text:style-name="T11"><text:s text:c="4"/></text:span><text:span text:style-name="T11">my $class = shift;</text:span></text:p>
            <text:p text:id="id25" text:style-name="P1"><text:span text:style-name="T11"><text:s text:c="4"/></text:span><text:span text:style-name="T11">my %p = ref $_[0] ? %{ $_[0] } : @_;</text:span></text:p>
            <text:p text:style-name="P1"><text:span text:style-name="T11"/></text:p>
            <text:p text:id="id26" text:style-name="P1"><text:span text:style-name="T11"><text:s text:c="4"/></text:span><text:span text:style-name="T11">exists $p{name}</text:span></text:p>
            <text:p text:id="id27" text:style-name="P1"><text:span text:style-name="T11"><text:s text:c="8"/></text:span><text:span text:style-name="T11">or confess 'name is a required attribute';</text:span></text:p>
            <text:p text:id="id28" text:style-name="P1"><text:span text:style-name="T11"><text:s text:c="4"/></text:span><text:span text:style-name="T11">$class-&gt;_validate_name( $p{name} );</text:span></text:p>
            <text:p text:style-name="P1"><text:span text:style-name="T11"/></text:p>
            <text:p text:id="id29" text:style-name="P1"><text:span text:style-name="T11"><text:s text:c="4"/></text:span><text:span text:style-name="T11">exists $p{birth_date}</text:span></text:p>
            <text:p text:id="id30" text:style-name="P1"><text:span text:style-name="T11"><text:s text:c="8"/></text:span><text:span text:style-name="T11">or confess 'birth_date is a required attribute';</text:span></text:p>
            <text:p text:style-name="P1"><text:span text:style-name="T11"/></text:p>
            <text:p text:id="id31" text:style-name="P1"><text:span text:style-name="T11"><text:s text:c="4"/></text:span><text:span text:style-name="T11">$p{birth_date} = $class-&gt;_coerce_birth_date( $p{birth_date} );</text:span></text:p>
            <text:p text:id="id32" text:style-name="P1"><text:span text:style-name="T11"><text:s text:c="4"/></text:span><text:span text:style-name="T11">$class-&gt;_validate_birth_date( $p{birth_date} );</text:span></text:p>
            <text:p text:style-name="P1"><text:span text:style-name="T11"/></text:p>
            <text:p text:id="id33" text:style-name="P1"><text:span text:style-name="T11"><text:s text:c="4"/></text:span><text:span text:style-name="T11">$p{shirt_size} = 'l'</text:span></text:p>
            <text:p text:id="id34" text:style-name="P1"><text:span text:style-name="T11"><text:s text:c="8"/></text:span><text:span text:style-name="T11">unless exists $p{shirt_size}:</text:span></text:p>
            <text:p text:style-name="P1"><text:span text:style-name="T11"/></text:p>
            <text:p text:id="id35" text:style-name="P1"><text:span text:style-name="T11"><text:s text:c="4"/></text:span><text:span text:style-name="T11">$class-&gt;_validate_shirt_size( $p{shirt_size} );</text:span></text:p>
            <text:p text:style-name="P1"><text:span text:style-name="T11"/></text:p>
            <text:p text:id="id36" text:style-name="P1"><text:span text:style-name="T11"><text:s text:c="4"/></text:span><text:span text:style-name="T11">return bless \%p, $class;</text:span></text:p>
            <text:p text:id="id37" text:style-name="P1"><text:span text:style-name="T11">}</text:span></text:p>
            <text:p text:style-name="P1"><text:span text:style-name="T11"/></text:p>
            <text:p text:id="id38" text:style-name="P1"><text:span text:style-name="T11">sub _validate_name {</text:span></text:p>
            <text:p text:id="id39" text:style-name="P1"><text:span text:style-name="T11"><text:s text:c="4"/></text:span><text:span text:style-name="T11">shift;</text:span></text:p>
            <text:p text:id="id40" text:style-name="P1"><text:span text:style-name="T11"><text:s text:c="4"/></text:span><text:span text:style-name="T11">my $name = shift;</text:span></text:p>
            <text:p text:style-name="P1"><text:span text:style-name="T11"/></text:p>
            <text:p text:id="id41" text:style-name="P1"><text:span text:style-name="T11"><text:s text:c="4"/></text:span><text:span text:style-name="T11">local $Carp::CarpLevel = $Carp::CarpLevel + 1;</text:span></text:p>
            <text:p text:style-name="P1"><text:span text:style-name="T11"/></text:p>
            <text:p text:id="id42" text:style-name="P1"><text:span text:style-name="T11"><text:s text:c="4"/></text:span><text:span text:style-name="T11">defined $name</text:span></text:p>
            <text:p text:id="id43" text:style-name="P1"><text:span text:style-name="T11"><text:s text:c="8"/></text:span><text:span text:style-name="T11">or confess 'name must be a string';</text:span></text:p>
            <text:p text:id="id44" text:style-name="P1"><text:span text:style-name="T11">}</text:span></text:p>
            <text:p text:style-name="P1"><text:span text:style-name="T11"/></text:p>
          </draw:text-box>
        </draw:frame>
        <draw:frame draw:style-name="gr3" draw:text-style-name="P11" draw:layer="layout" svg:width="10.16cm" svg:height="1.153cm" svg:x="0.635cm" svg:y="4.562cm">
          <draw:text-box>
            <text:p text:style-name="P1"><text:span text:style-name="T10">Plain old Perl 5</text:span></text:p>
          </draw:text-box>
        </draw:frame>
        <draw:frame draw:style-name="gr6" draw:text-style-name="P13" draw:layer="layout" svg:width="13.97cm" svg:height="14.709cm" svg:x="13.335cm" svg:y="5.662cm">
          <draw:text-box>
            <text:p text:id="id45" text:style-name="P1"><text:span text:style-name="T12">package User;</text:span></text:p>
            <text:p text:style-name="P1"><text:span text:style-name="T12"/></text:p>
            <text:p text:id="id46" text:style-name="P1"><text:span text:style-name="T12">use Email::Valid;</text:span></text:p>
            <text:p text:id="id47" text:style-name="P1"><text:span text:style-name="T12">use Moose;</text:span></text:p>
            <text:p text:id="id48" text:style-name="P1"><text:span text:style-name="T12">use Moose::Util::TypeConstraints;</text:span></text:p>
            <text:p text:style-name="P1"><text:span text:style-name="T12"/></text:p>
            <text:p text:id="id49" text:style-name="P1"><text:span text:style-name="T12">extends 'Person';</text:span></text:p>
            <text:p text:style-name="P1"><text:span text:style-name="T12"/></text:p>
            <text:p text:id="id50" text:style-name="P1"><text:span text:style-name="T12">subtype 'Email'</text:span></text:p>
            <text:p text:id="id51" text:style-name="P1"><text:span text:style-name="T12"><text:s text:c="4"/></text:span><text:span text:style-name="T12">=&gt; as 'Str'</text:span></text:p>
            <text:p text:id="id52" text:style-name="P1"><text:span text:style-name="T12"><text:s text:c="4"/></text:span><text:span text:style-name="T12">=&gt; where { Email::Valid-&gt;address($_) }</text:span></text:p>
            <text:p text:id="id53" text:style-name="P1"><text:span text:style-name="T12"><text:s text:c="4"/></text:span><text:span text:style-name="T12">=&gt; message { "$_ is not a valid email address" };</text:span></text:p>
            <text:p text:style-name="P1"><text:span text:style-name="T12"/></text:p>
            <text:p text:id="id54" text:style-name="P1"><text:span text:style-name="T12">has email_address =&gt; (</text:span></text:p>
            <text:p text:id="id55" text:style-name="P1"><text:span text:style-name="T12"><text:s text:c="4"/></text:span><text:span text:style-name="T12">is <text:s text:c="6"/>=&gt; 'rw',</text:span></text:p>
            <text:p text:id="id56" text:style-name="P1"><text:span text:style-name="T12"><text:s text:c="4"/></text:span><text:span text:style-name="T12">isa <text:s text:c="5"/>=&gt; 'Email',</text:span></text:p>
            <text:p text:id="id57" text:style-name="P1"><text:span text:style-name="T12"><text:s text:c="4"/></text:span><text:span text:style-name="T12">required =&gt; 1,</text:span></text:p>
            <text:p text:id="id58" text:style-name="P1"><text:span text:style-name="T12">);</text:span></text:p>
            <text:p text:style-name="P1"><text:span text:style-name="T13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text-style-name="P5" draw:layer="layout" svg:width="25.191cm" svg:height="3.508cm" svg:x="1.479cm" svg:y="8.557cm" presentation:class="title" presentation:user-transformed="true">
          <draw:text-box>
            <text:p text:style-name="P1"><text:span text:style-name="T3">Get i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>
          <draw:text-box>
            <text:p text:style-name="P1"><text:span text:style-name="T3">Defining an object in Moose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presentation:style-name="pr6" draw:text-style-name="P6" draw:layer="layout" svg:width="12.999cm" svg:height="12.178cm" svg:x="14.306cm" svg:y="6.35cm" presentation:class="outline" presentation:user-transformed="true">
          <draw:text-box>
            <text:list text:style-name="L2">
              <text:list-item>
                <text:p text:id="id63" text:style-name="P1"><text:span text:style-name="T6">use strict</text:span></text:p>
              </text:list-item>
              <text:list-item>
                <text:p text:id="id64" text:style-name="P1"><text:span text:style-name="T6">use warnings</text:span></text:p>
              </text:list-item>
              <text:list-item>
                <text:p text:id="id65" text:style-name="P1"><text:span text:style-name="T5">An object!</text:span></text:p>
              </text:list-item>
              <text:list-item>
                <text:p text:id="id66" text:style-name="P1"><text:span text:style-name="T6">new()</text:span><text:span text:style-name="T5"> method</text:span></text:p>
              </text:list-item>
              <text:list-item>
                <text:p text:id="id67" text:style-name="P1"><text:span text:style-name="T5">A pon-.. err.. a moose!</text:span></text:p>
              </text:list-item>
            </text:list>
          </draw:text-box>
        </draw:frame>
        <draw:frame draw:style-name="gr7" draw:text-style-name="P15" draw:layer="layout" svg:width="12.065cm" svg:height="13.335cm" svg:x="1.27cm" svg:y="6.35cm">
          <draw:text-box>
            <text:p text:id="id59" text:style-name="P1"><text:span text:style-name="T14">package User;</text:span></text:p>
            <text:p text:style-name="P1"><text:span text:style-name="T14"/></text:p>
            <text:p text:id="id60" text:style-name="P1"><text:span text:style-name="T14">use Moose;</text:span></text:p>
            <text:p text:style-name="P1"><text:span text:style-name="T14"/></text:p>
            <text:p text:id="id61" text:style-name="P1"><text:span text:style-name="T14">1;</text:span></text:p>
          </draw:text-box>
        </draw:frame>
        <draw:frame draw:style-name="gr3" draw:text-style-name="P16" draw:layer="layout" svg:width="12.065cm" svg:height="1.568cm" svg:x="13.97cm" svg:y="4.445cm">
          <draw:text-box>
            <text:p text:id="id62" text:style-name="P1"><text:span text:style-name="T15">You get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Full-Affordance accessor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presentation:style-name="pr6" draw:text-style-name="P17" draw:layer="layout" svg:width="12.999cm" svg:height="12.178cm" svg:x="14.306cm" svg:y="6.35cm" presentation:class="outline" presentation:user-transformed="true">
          <draw:text-box>
            <text:list text:style-name="L2">
              <text:list-item>
                <text:p text:id="id71" text:style-name="P1"><text:span text:style-name="T16">'</text:span><text:span text:style-name="T17">ro</text:span><text:span text:style-name="T16">' is also available for read-only attributes!</text:span></text:p>
              </text:list-item>
              <text:list-item>
                <text:p text:id="id72" text:style-name="P1"><text:span text:style-name="T16">You can set the getter or setter manually via </text:span><text:span text:style-name="T17">reader</text:span><text:span text:style-name="T16">/</text:span><text:span text:style-name="T17">writer</text:span></text:p>
              </text:list-item>
              <text:list-item>
                <text:p text:id="id73" text:style-name="P1"><text:span text:style-name="T16">I'll show more attribute options later on</text:span></text:p>
              </text:list-item>
            </text:list>
          </draw:text-box>
        </draw:frame>
        <draw:frame draw:style-name="gr7" draw:text-style-name="P18" draw:layer="layout" svg:width="12.065cm" svg:height="13.335cm" svg:x="1.27cm" svg:y="6.35cm">
          <draw:text-box>
            <text:p text:id="id68" text:style-name="P1"><text:span text:style-name="T14">has name =&gt; (</text:span></text:p>
            <text:p text:id="id69" text:style-name="P1"><text:span text:style-name="T14"><text:tab/></text:span><text:span text:style-name="T14">is =&gt; 'rw',</text:span></text:p>
            <text:p text:id="id70" text:style-name="P1"><text:span text:style-name="T14">);</text:span></text:p>
            <text:p text:style-name="P1"><text:span text:style-name="T18"/></text:p>
            <text:p text:style-name="P1"><text:span text:style-name="T18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9">
        <office:forms form:automatic-focus="false" form:apply-design-mode="false"/>
        <draw:frame presentation:style-name="pr1" draw:text-style-name="P10" draw:layer="layout" svg:width="25.191cm" svg:height="3.625cm" svg:x="1.399cm" svg:y="0.779cm" presentation:class="title" presentation:user-transformed="true">
          <draw:text-box>
            <text:p text:style-name="P1"><text:span text:style-name="T5">An attribute with type constraint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presentation:style-name="pr6" draw:text-style-name="P17" draw:layer="layout" svg:width="14.656cm" svg:height="13.035cm" svg:x="13.335cm" svg:y="6.35cm" presentation:class="outline" presentation:user-transformed="true">
          <draw:text-box>
            <text:list text:style-name="L2">
              <text:list-item>
                <text:p text:id="id81" text:style-name="P1"><text:span text:style-name="T16">Lots of types: </text:span><text:span text:style-name="T17">Str</text:span><text:span text:style-name="T16">, </text:span><text:span text:style-name="T17">Int</text:span><text:span text:style-name="T16">, </text:span><text:span text:style-name="T17">ArrayRef</text:span><text:span text:style-name="T16">, </text:span><text:span text:style-name="T17">HashRef</text:span><text:span text:style-name="T16">, </text:span><text:span text:style-name="T17">CodeRef</text:span><text:span text:style-name="T16">, </text:span><text:span text:style-name="T17">Regexp</text:span></text:p>
              </text:list-item>
              <text:list-item>
                <text:p text:id="id82" text:style-name="P1"><text:span text:style-name="T16">You can combine: </text:span><text:span text:style-name="T17">ArrayRef[Str]</text:span><text:span text:style-name="T16">, </text:span><text:span text:style-name="T17">HashRef[ArrayRef[Int]]</text:span></text:p>
              </text:list-item>
              <text:list-item>
                <text:p text:id="id83" text:style-name="P1"><text:span text:style-name="T16">They have inheritance: <text:s text:c="6"/></text:span><text:span text:style-name="T17">Int</text:span><text:span text:style-name="T16"> is a </text:span><text:span text:style-name="T17">Num</text:span></text:p>
              </text:list-item>
              <text:list-item>
                <text:p text:id="id84" text:style-name="P1"><text:span text:style-name="T16">Roll your own using </text:span><text:span text:style-name="T17">subtype</text:span></text:p>
              </text:list-item>
            </text:list>
          </draw:text-box>
        </draw:frame>
        <draw:frame draw:style-name="gr7" draw:text-style-name="P18" draw:layer="layout" svg:width="12.065cm" svg:height="13.335cm" svg:x="1.27cm" svg:y="6.35cm">
          <draw:text-box>
            <text:p text:id="id74" text:style-name="P1"><text:span text:style-name="T18">package User;</text:span></text:p>
            <text:p text:style-name="P1"><text:span text:style-name="T18"/></text:p>
            <text:p text:id="id75" text:style-name="P1"><text:span text:style-name="T18">use Moose;</text:span></text:p>
            <text:p text:style-name="P1"><text:span text:style-name="T19"/></text:p>
            <text:p text:id="id76" text:style-name="P1"><text:span text:style-name="T20">has name =&gt; (</text:span></text:p>
            <text:p text:id="id77" text:style-name="P1"><text:span text:style-name="T20"><text:tab/></text:span><text:span text:style-name="T20">is <text:s/>=&gt; 'rw',</text:span></text:p>
            <text:p text:id="id78" text:style-name="P1"><text:span text:style-name="T14"><text:tab/></text:span><text:span text:style-name="T14">isa =&gt; 'Str',</text:span></text:p>
            <text:p text:id="id79" text:style-name="P1"><text:span text:style-name="T20">);</text:span></text:p>
            <text:p text:style-name="P1"><text:span text:style-name="T18"/></text:p>
            <text:p text:id="id80" text:style-name="P1"><text:span text:style-name="T18">1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Methods are the same as before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7" draw:text-style-name="P18" draw:layer="layout" svg:width="13.335cm" svg:height="13.335cm" svg:x="1.27cm" svg:y="6.35cm">
          <draw:text-box>
            <text:p text:style-name="P1"><text:span text:style-name="T14">sub method {</text:span></text:p>
            <text:p text:style-name="P1"><text:span text:style-name="T20"><text:tab/></text:span><text:span text:style-name="T20">my $self = shift;</text:span></text:p>
            <text:p text:style-name="P1"><text:span text:style-name="T20"/></text:p>
            <text:p text:style-name="P1"><text:span text:style-name="T21"><text:tab/></text:span><text:span text:style-name="T20">...</text:span></text:p>
            <text:p text:style-name="P1"><text:span text:style-name="T20"/></text:p>
            <text:p text:style-name="P1"><text:span text:style-name="T20"><text:tab/></text:span><text:span text:style-name="T20">$self-&gt;more();</text:span></text:p>
            <text:p text:style-name="P1"><text:span text:style-name="T14">}</text:span></text:p>
            <text:p text:style-name="P1"><text:span text:style-name="T2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Inheritance is as easy as...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presentation:style-name="pr7" draw:text-style-name="P17" draw:layer="layout" svg:width="12.999cm" svg:height="4.445cm" svg:x="14.306cm" svg:y="6.35cm" presentation:class="outline" presentation:user-transformed="true">
          <draw:text-box>
            <text:list text:style-name="L2">
              <text:list-item>
                <text:p text:id="id89" text:style-name="P1"><text:span text:style-name="T16">Multiple inheritance is also possible, </text:span><text:span text:style-name="T17">extends</text:span><text:span text:style-name="T16"> accepts an array</text:span></text:p>
              </text:list-item>
            </text:list>
          </draw:text-box>
        </draw:frame>
        <draw:frame draw:style-name="gr7" draw:text-style-name="P18" draw:layer="layout" svg:width="13.335cm" svg:height="13.335cm" svg:x="1.27cm" svg:y="6.35cm">
          <draw:text-box>
            <text:p text:id="id85" text:style-name="P1"><text:span text:style-name="T20">package Punk;</text:span></text:p>
            <text:p text:style-name="P1"><text:span text:style-name="T22"/></text:p>
            <text:p text:id="id86" text:style-name="P1"><text:span text:style-name="T20">use Moose;</text:span></text:p>
            <text:p text:id="id87" text:style-name="P1"><text:span text:style-name="T14">extends 'Person';</text:span></text:p>
            <text:p text:style-name="P1"><text:span text:style-name="T21"/></text:p>
            <text:p text:id="id88" text:style-name="P1"><text:span text:style-name="T20">1;</text:span></text:p>
          </draw:text-box>
        </draw:frame>
        <draw:frame draw:style-name="gr3" draw:text-style-name="P19" draw:layer="layout" svg:width="12.7cm" svg:height="5.172cm" svg:x="14.605cm" svg:y="12.065cm">
          <draw:text-box>
            <text:p text:id="id90" text:style-name="P1"><text:span text:style-name="T6">package Child;</text:span></text:p>
            <text:p text:style-name="P1"><text:span text:style-name="T6"/></text:p>
            <text:p text:id="id91" text:style-name="P1"><text:span text:style-name="T6">use Moose;</text:span></text:p>
            <text:p text:style-name="P1"><text:span text:style-name="T23"/></text:p>
            <text:p text:id="id92" text:style-name="P1"><text:span text:style-name="T24">extends qw/ Father Mother /;</text:span></text:p>
            <text:p text:style-name="P1"><text:span text:style-name="T23"/></text:p>
            <text:p text:id="id93" text:style-name="P1"><text:span text:style-name="T6">1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Roles are even easier!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presentation:style-name="pr7" draw:text-style-name="P17" draw:layer="layout" svg:width="12.999cm" svg:height="4.445cm" svg:x="14.306cm" svg:y="6.35cm" presentation:class="outline" presentation:user-transformed="true">
          <draw:text-box>
            <text:list text:style-name="L2">
              <text:list-item>
                <text:p text:id="id99" text:style-name="P1"><text:span text:style-name="T16">Multiple roles are recommend! </text:span><text:span text:style-name="T17">with</text:span><text:span text:style-name="T16"> accepts an array too</text:span></text:p>
              </text:list-item>
            </text:list>
          </draw:text-box>
        </draw:frame>
        <draw:frame draw:style-name="gr7" draw:text-style-name="P18" draw:layer="layout" svg:width="13.335cm" svg:height="13.335cm" svg:x="1.27cm" svg:y="6.35cm">
          <draw:text-box>
            <text:p text:id="id94" text:style-name="P1"><text:span text:style-name="T20">package Punk;</text:span></text:p>
            <text:p text:style-name="P1"><text:span text:style-name="T22"/></text:p>
            <text:p text:id="id95" text:style-name="P1"><text:span text:style-name="T20">use Moose;</text:span></text:p>
            <text:p text:id="id96" text:style-name="P1"><text:span text:style-name="T20">extends 'Person';</text:span></text:p>
            <text:p text:id="id97" text:style-name="P1"><text:span text:style-name="T14">with 'Piercings';</text:span></text:p>
            <text:p text:style-name="P1"><text:span text:style-name="T21"/></text:p>
            <text:p text:id="id98" text:style-name="P1"><text:span text:style-name="T20">1;</text:span></text:p>
          </draw:text-box>
        </draw:frame>
        <draw:frame draw:style-name="gr3" draw:text-style-name="P20" draw:layer="layout" svg:width="12.7cm" svg:height="7.984cm" svg:x="14.605cm" svg:y="12.065cm">
          <draw:text-box>
            <text:p text:id="id100" text:style-name="P1"><text:span text:style-name="T25">package Punk;</text:span></text:p>
            <text:p text:style-name="P1"><text:span text:style-name="T25"/></text:p>
            <text:p text:id="id101" text:style-name="P1"><text:span text:style-name="T25">use Moose;</text:span></text:p>
            <text:p text:id="id102" text:style-name="P1"><text:span text:style-name="T25">extends 'Person';</text:span></text:p>
            <text:p text:style-name="P1"><text:span text:style-name="T26"/></text:p>
            <text:p text:id="id103" text:style-name="P1"><text:span text:style-name="T27">with qw/</text:span></text:p>
            <text:p text:id="id104" text:style-name="P1"><text:span text:style-name="T27"><text:tab/></text:span><text:span text:style-name="T27">Piercings</text:span></text:p>
            <text:p text:id="id105" text:style-name="P1"><text:span text:style-name="T27"><text:tab/></text:span><text:span text:style-name="T27">Tattoos</text:span></text:p>
            <text:p text:id="id106" text:style-name="P1"><text:span text:style-name="T27">/;</text:span></text:p>
            <text:p text:style-name="P1"><text:span text:style-name="T26"/></text:p>
            <text:p text:id="id107" text:style-name="P1"><text:span text:style-name="T25">1;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More hooks than a coat rack!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8" draw:text-style-name="P18" draw:layer="layout" svg:width="19.05cm" svg:height="15.24cm" svg:x="1.27cm" svg:y="4.445cm">
          <draw:text-box>
            <text:p text:id="id108" text:style-name="P1"><text:span text:style-name="T20">package User::Secure;</text:span></text:p>
            <text:p text:style-name="P1"><text:span text:style-name="T22"/></text:p>
            <text:p text:id="id109" text:style-name="P1"><text:span text:style-name="T20">use Moose;</text:span></text:p>
            <text:p text:id="id110" text:style-name="P1"><text:span text:style-name="T20">extends 'User';</text:span></text:p>
            <text:p text:style-name="P1"><text:span text:style-name="T21"/></text:p>
            <text:p text:id="id111" text:style-name="P1"><text:span text:style-name="T14">before login =&gt; sub {</text:span></text:p>
            <text:p text:id="id112" text:style-name="P1"><text:span text:style-name="T14"><text:tab/></text:span><text:span text:style-name="T14">my $self = shift;</text:span></text:p>
            <text:p text:id="id113" text:style-name="P1"><text:span text:style-name="T14"><text:tab/></text:span><text:span text:style-name="T14">$self-&gt;security_check();</text:span></text:p>
            <text:p text:id="id114" text:style-name="P1"><text:span text:style-name="T14">};</text:span></text:p>
            <text:p text:style-name="P1"><text:span text:style-name="T22"/></text:p>
            <text:p text:id="id115" text:style-name="P1"><text:span text:style-name="T20">1;</text:span></text:p>
          </draw:text-box>
        </draw:frame>
        <draw:frame presentation:style-name="pr7" draw:text-style-name="P21" draw:layer="layout" svg:width="6.013cm" svg:height="7.421cm" svg:x="18.752cm" svg:y="5.08cm" presentation:class="outline" presentation:user-transformed="true">
          <draw:text-box>
            <text:list text:style-name="L2">
              <text:list-item>
                <text:p text:id="id116" text:style-name="P1"><text:span text:style-name="T17">before</text:span></text:p>
              </text:list-item>
              <text:list-item>
                <text:p text:id="id117" text:style-name="P1"><text:span text:style-name="T17">after</text:span></text:p>
              </text:list-item>
              <text:list-item>
                <text:p text:id="id118" text:style-name="P1"><text:span text:style-name="T17">around</text:span></text:p>
              </text:list-item>
              <text:list-item>
                <text:p text:id="id119" text:style-name="P1"><text:span text:style-name="T17">inner</text:span></text:p>
              </text:list-item>
              <text:list-item>
                <text:p text:id="id120" text:style-name="P1"><text:span text:style-name="T17">augm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Back to attributes options...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8" draw:text-style-name="P22" draw:layer="layout" svg:width="25.4cm" svg:height="15.24cm" svg:x="1.27cm" svg:y="4.445cm">
          <draw:text-box>
            <text:p text:style-name="P1"><text:span text:style-name="T28">has set =&gt; (</text:span></text:p>
            <text:p text:style-name="P1"><text:span text:style-name="T28"><text:tab/></text:span><text:span text:style-name="T28">is <text:s text:c="7"/>=&gt; 'rw',</text:span></text:p>
            <text:p text:style-name="P1"><text:span text:style-name="T28"><text:tab/></text:span><text:span text:style-name="T28">isa <text:s text:c="6"/>=&gt; 'Set::Object',</text:span></text:p>
            <text:p text:style-name="P1"><text:span text:style-name="T29"><text:tab/></text:span><text:span text:style-name="T29">default <text:s text:c="2"/>=&gt; sub { Set::Object-&gt;new },</text:span></text:p>
            <text:p text:style-name="P1"><text:span text:style-name="T29"><text:tab/></text:span><text:span text:style-name="T29">required <text:s/>=&gt; 1,</text:span></text:p>
            <text:p text:style-name="P1"><text:span text:style-name="T29"><text:tab/></text:span><text:span text:style-name="T29">lazy <text:s text:c="5"/>=&gt; 1,</text:span></text:p>
            <text:p text:style-name="P1"><text:span text:style-name="T29"><text:tab/></text:span><text:span text:style-name="T29">predicate =&gt; 'has_set',</text:span></text:p>
            <text:p text:style-name="P1"><text:span text:style-name="T29"><text:s text:c="2"/></text:span><text:span text:style-name="T29">clearer <text:s text:c="2"/>=&gt; 'clear_set',</text:span></text:p>
            <text:p text:style-name="P1"><text:span text:style-name="T29"><text:tab/></text:span><text:span text:style-name="T29">builder <text:s text:c="2"/>=&gt; 'build_set',</text:span></text:p>
            <text:p text:style-name="P1"><text:span text:style-name="T28">);</text:span></text:p>
            <text:p text:style-name="P1"><text:span text:style-name="T30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2" draw:layer="layout" svg:width="26.035cm" svg:height="12.065cm" svg:x="1.27cm" svg:y="6.35cm">
          <draw:text-box>
            <text:p text:id="id121" text:style-name="P1"><text:span text:style-name="T29">default =&gt; 'kitteh', <text:s text:c="11"/># string</text:span></text:p>
            <text:p text:id="id122" text:style-name="P1"><text:span text:style-name="T29">default =&gt; 3, <text:s text:c="18"/># number</text:span></text:p>
            <text:p text:id="id123" text:style-name="P1"><text:span text:style-name="T29">default =&gt; sub { {} }, <text:s text:c="9"/># HashRef</text:span></text:p>
            <text:p text:id="id124" text:style-name="P1"><text:span text:style-name="T29">default =&gt; sub { [] }, <text:s text:c="9"/># ArrayRef</text:span></text:p>
            <text:p text:id="id125" text:style-name="P1"><text:span text:style-name="T29">default =&gt; sub { Object-&gt;new }, # an Object</text:span></text:p>
            <text:p text:style-name="P1"><text:span text:style-name="T28"/></text:p>
            <text:p text:id="id126" text:style-name="P1"><text:span text:style-name="T31">etc. etc.</text:span></text:p>
            <text:p text:style-name="P1"><text:span text:style-name="T28"/></text:p>
            <text:p text:id="id127" text:style-name="P23"><text:span text:style-name="T31">(if you need a more elaborate sub, use</text:span><text:span text:style-name="T28"> builder</text:span><text:span text:style-name="T31">)</text:span></text:p>
          </draw:text-box>
        </draw:frame>
        <draw:frame draw:style-name="gr3" draw:text-style-name="P24" draw:layer="layout" svg:width="11.43cm" svg:height="1.386cm" svg:x="7.62cm" svg:y="4.329cm">
          <draw:text-box>
            <text:p text:style-name="P23"><text:span text:style-name="T32">defaul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5" draw:layer="layout" svg:width="26.035cm" svg:height="12.065cm" svg:x="1.27cm" svg:y="6.35cm">
          <draw:text-box>
            <text:p text:id="id128" text:style-name="P1"><text:span text:style-name="T29">required =&gt; 1, # required</text:span></text:p>
            <text:p text:id="id129" text:style-name="P1"><text:span text:style-name="T29">required =&gt; 0, # not required</text:span></text:p>
          </draw:text-box>
        </draw:frame>
        <draw:frame draw:style-name="gr3" draw:text-style-name="P26" draw:layer="layout" svg:width="11.43cm" svg:height="1.386cm" svg:x="7.62cm" svg:y="4.329cm">
          <draw:text-box>
            <text:p text:style-name="P23"><text:span text:style-name="T32">require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2" draw:layer="layout" svg:width="26.035cm" svg:height="12.065cm" svg:x="1.27cm" svg:y="6.35cm">
          <draw:text-box>
            <text:p text:id="id130" text:style-name="P1"><text:span text:style-name="T29">lazy =&gt; 1, # make it lazy</text:span></text:p>
            <text:p text:style-name="P1"><text:span text:style-name="T28"/></text:p>
            <text:p text:id="id131" text:style-name="P1"><text:span text:style-name="T31">Class will not create the slot for this attribute unless it absolutely has to. That is defined by whether it is accessed at all.</text:span></text:p>
            <text:p text:style-name="P1"><text:span text:style-name="T31"/></text:p>
            <text:p text:id="id132" text:style-name="P1"><text:span text:style-name="T31">Wasn't accessed? You don't pay the penalty! :)</text:span></text:p>
            <text:p text:style-name="P1"><text:span text:style-name="T31"/></text:p>
            <text:p text:id="id133" text:style-name="P23"><text:span text:style-name="T31">lazy = good</text:span></text:p>
          </draw:text-box>
        </draw:frame>
        <draw:frame draw:style-name="gr3" draw:text-style-name="P26" draw:layer="layout" svg:width="11.43cm" svg:height="1.386cm" svg:x="7.62cm" svg:y="4.329cm">
          <draw:text-box>
            <text:p text:style-name="P23"><text:span text:style-name="T32">laz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2" draw:layer="layout" svg:width="26.035cm" svg:height="14.406cm" svg:x="1.27cm" svg:y="6.35cm">
          <draw:text-box>
            <text:p text:id="id134" text:style-name="P1"><text:span text:style-name="T29">builder =&gt; 'build_it', # subroutine name</text:span></text:p>
            <text:p text:style-name="P1"><text:span text:style-name="T29"/></text:p>
            <text:p text:id="id135" text:style-name="P1"><text:span text:style-name="T29">sub build_it {</text:span></text:p>
            <text:p text:id="id136" text:style-name="P1"><text:span text:style-name="T29"><text:tab/></text:span><text:span text:style-name="T29">my $self = shift; # not a problem!</text:span></text:p>
            <text:p text:id="id137" text:style-name="P1"><text:span text:style-name="T29"><text:tab/></text:span><text:span text:style-name="T29">return Some::Object-&gt;new(</text:span></text:p>
            <text:p text:id="id138" text:style-name="P1"><text:span text:style-name="T29"><text:tab/></text:span><text:span text:style-name="T29"><text:tab/></text:span><text:span text:style-name="T29">$self-&gt;more_opts,</text:span></text:p>
            <text:p text:id="id139" text:style-name="P1"><text:span text:style-name="T29"><text:tab/></text:span><text:span text:style-name="T29">);</text:span></text:p>
            <text:p text:id="id140" text:style-name="P1"><text:span text:style-name="T29">}</text:span></text:p>
            <text:p text:style-name="P1"><text:span text:style-name="T29"/></text:p>
            <text:p text:id="id141" text:style-name="P1"><text:span text:style-name="T29"># and, obviously...</text:span></text:p>
            <text:p text:id="id142" text:style-name="P1"><text:span text:style-name="T29">after build_it =&gt; sub { “they will come” };</text:span></text:p>
            <text:p text:style-name="P1"><text:span text:style-name="T30"/></text:p>
            <text:p text:id="id143" text:style-name="P23"><text:span text:style-name="T31">(a builder sets the value of the attribute)</text:span></text:p>
          </draw:text-box>
        </draw:frame>
        <draw:frame draw:style-name="gr3" draw:text-style-name="P26" draw:layer="layout" svg:width="11.43cm" svg:height="1.386cm" svg:x="7.62cm" svg:y="4.329cm">
          <draw:text-box>
            <text:p text:style-name="P23"><text:span text:style-name="T32">build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2" draw:layer="layout" svg:width="26.035cm" svg:height="12.065cm" svg:x="1.27cm" svg:y="6.35cm">
          <draw:text-box>
            <text:p text:id="id144" text:style-name="P1"><text:span text:style-name="T29">clearer =&gt; 'clear_it', # subroutine name</text:span></text:p>
            <text:p text:style-name="P1"><text:span text:style-name="T29"/></text:p>
            <text:p text:id="id145" text:style-name="P1"><text:span text:style-name="T29"># you don't need to create the subroutine</text:span></text:p>
            <text:p text:id="id146" text:style-name="P1"><text:span text:style-name="T29">sub time_machine {</text:span></text:p>
            <text:p text:id="id147" text:style-name="P1"><text:span text:style-name="T29"><text:tab/></text:span><text:span text:style-name="T29">my $self = shift;</text:span></text:p>
            <text:p text:id="id148" text:style-name="P1"><text:span text:style-name="T29"><text:tab/></text:span><text:span text:style-name="T29">$self-&gt;clear_it; # 'it' never happened :)</text:span></text:p>
            <text:p text:id="id149" text:style-name="P1"><text:span text:style-name="T29">}</text:span></text:p>
            <text:p text:style-name="P1"><text:span text:style-name="T30"/></text:p>
            <text:p text:style-name="P1"><text:span text:style-name="T30"/></text:p>
            <text:p text:id="id150" text:style-name="P23"><text:span text:style-name="T31">(a clearer clears the attribute, not just the value)</text:span></text:p>
          </draw:text-box>
        </draw:frame>
        <draw:frame draw:style-name="gr3" draw:text-style-name="P26" draw:layer="layout" svg:width="11.43cm" svg:height="1.386cm" svg:x="7.62cm" svg:y="4.329cm">
          <draw:text-box>
            <text:p text:style-name="P23"><text:span text:style-name="T32">clear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2" draw:layer="layout" svg:width="26.035cm" svg:height="13.448cm" svg:x="1.27cm" svg:y="6.35cm">
          <draw:text-box>
            <text:p text:id="id151" text:style-name="P1"><text:span text:style-name="T29">predicate =&gt; 'has_it', # subroutine name</text:span></text:p>
            <text:p text:style-name="P1"><text:span text:style-name="T29"/></text:p>
            <text:p text:id="id152" text:style-name="P1"><text:span text:style-name="T29"># you don't need to create the subroutine</text:span></text:p>
            <text:p text:id="id153" text:style-name="P1"><text:span text:style-name="T29">sub try_to_do_it {</text:span></text:p>
            <text:p text:id="id154" text:style-name="P1"><text:span text:style-name="T29"><text:tab/></text:span><text:span text:style-name="T29">my $self = shift;</text:span></text:p>
            <text:p text:id="id155" text:style-name="P1"><text:span text:style-name="T29"><text:tab/></text:span><text:span text:style-name="T29">$self-&gt;has_it &amp;&amp; $self-&gt;do_it();</text:span></text:p>
            <text:p text:id="id156" text:style-name="P1"><text:span text:style-name="T29">}</text:span></text:p>
            <text:p text:style-name="P1"><text:span text:style-name="T30"/></text:p>
            <text:p text:style-name="P1"><text:span text:style-name="T30"/></text:p>
            <text:p text:id="id157" text:style-name="P23"><text:span text:style-name="T31">(a predicate checks an attribute exists)</text:span></text:p>
            <text:p text:id="id158" text:style-name="P23"><text:span text:style-name="T31">(even false values)</text:span></text:p>
            <text:p text:id="id159" text:style-name="P23"><text:span text:style-name="T31">(which is good!)</text:span></text:p>
          </draw:text-box>
        </draw:frame>
        <draw:frame draw:style-name="gr3" draw:text-style-name="P26" draw:layer="layout" svg:width="11.43cm" svg:height="1.386cm" svg:x="7.62cm" svg:y="4.329cm">
          <draw:text-box>
            <text:p text:style-name="P23"><text:span text:style-name="T32">predicat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4T9">
        <office:forms form:automatic-focus="false" form:apply-design-mode="false"/>
        <draw:frame presentation:style-name="pr1" draw:text-style-name="P5" draw:layer="layout" svg:width="25.191cm" svg:height="3.508cm" svg:x="1.399cm" svg:y="0.837cm" presentation:class="title" presentation:user-transformed="true">
          <draw:text-box>
            <text:p text:style-name="P1"><text:span text:style-name="T3">Attribute options</text:span></text:p>
          </draw:text-box>
        </draw:frame>
        <draw:frame draw:style-name="gr5" draw:layer="layout" svg:width="0.502cm" svg:height="1.275cm" svg:x="18.022cm" svg:y="10.161cm">
          <draw:text-box>
            <text:p/>
          </draw:text-box>
        </draw:frame>
        <draw:frame draw:style-name="gr5" draw:layer="layout" svg:width="0.502cm" svg:height="1.275cm" svg:x="18.176cm" svg:y="10.66cm">
          <draw:text-box>
            <text:p/>
          </draw:text-box>
        </draw:frame>
        <draw:frame draw:style-name="gr9" draw:text-style-name="P22" draw:layer="layout" svg:width="26.035cm" svg:height="12.065cm" svg:x="1.27cm" svg:y="6.35cm">
          <draw:text-box>
            <text:p text:id="id160" text:style-name="P1"><text:span text:style-name="T29">lazy_build =&gt; 1, # &lt;3</text:span></text:p>
            <text:p text:style-name="P1"><text:span text:style-name="T29"/></text:p>
            <text:p text:id="id161" text:style-name="P1"><text:span text:style-name="T29"># the same as:</text:span></text:p>
            <text:p text:id="id162" text:style-name="P1"><text:span text:style-name="T29">lazy <text:s text:c="5"/>=&gt; 1,</text:span></text:p>
            <text:p text:id="id163" text:style-name="P1"><text:span text:style-name="T29">builder <text:s text:c="2"/>=&gt; '_build_it', # private</text:span></text:p>
            <text:p text:id="id164" text:style-name="P1"><text:span text:style-name="T29">clearer <text:s text:c="2"/>=&gt; 'clear_it',</text:span></text:p>
            <text:p text:id="id165" text:style-name="P1"><text:span text:style-name="T29">predicate =&gt; 'has_it',</text:span></text:p>
            <text:p text:style-name="P1"><text:span text:style-name="T30"/></text:p>
            <text:p text:style-name="P1"><text:span text:style-name="T30"/></text:p>
            <text:p text:id="id166" text:style-name="P23"><text:span text:style-name="T31">(</text:span><text:span text:style-name="T28">lazy_build</text:span><text:span text:style-name="T31"> is recommended)</text:span></text:p>
          </draw:text-box>
        </draw:frame>
        <draw:frame draw:style-name="gr3" draw:text-style-name="P27" draw:layer="layout" svg:width="11.43cm" svg:height="1.386cm" svg:x="7.62cm" svg:y="4.329cm">
          <draw:text-box>
            <text:p text:style-name="P23"><text:span text:style-name="T33">lazy_build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1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5T3">
        <office:forms form:automatic-focus="false" form:apply-design-mode="false"/>
        <draw:frame presentation:style-name="pr1" draw:text-style-name="P1" draw:layer="layout" svg:width="25.191cm" svg:height="3.508cm" svg:x="1.399cm" svg:y="0.837cm" presentation:class="title">
          <draw:text-box>
            <text:p text:style-name="P1">Moose</text:p>
          </draw:text-box>
        </draw:frame>
        <draw:frame presentation:style-name="pr8" draw:text-style-name="P28" draw:layer="layout" svg:width="12.292cm" svg:height="14.969cm" svg:x="1.399cm" svg:y="3.81cm" presentation:class="outline" presentation:user-transformed="true">
          <draw:text-box>
            <text:list text:style-name="L2">
              <text:list-item>
                <text:p text:id="id167" text:style-name="P1"><text:span text:style-name="T34">It's beautiful</text:span></text:p>
              </text:list-item>
              <text:list-item>
                <text:p text:id="id168" text:style-name="P1"><text:span text:style-name="T34">It's clean</text:span></text:p>
              </text:list-item>
              <text:list-item>
                <text:p text:id="id169" text:style-name="P1"><text:span text:style-name="T34">It's stable</text:span></text:p>
              </text:list-item>
              <text:list-item>
                <text:p text:id="id170" text:style-name="P1"><text:span text:style-name="T34">It's here to stay</text:span></text:p>
              </text:list-item>
              <text:list-item>
                <text:p text:id="id171" text:style-name="P1"><text:span text:style-name="T34">Check it out!</text:span></text:p>
              </text:list-item>
            </text:list>
          </draw:text-box>
        </draw:frame>
        <draw:frame presentation:style-name="pr9" draw:text-style-name="P28" draw:layer="layout" svg:width="12.292cm" svg:height="17.76cm" svg:x="14.306cm" svg:y="3.81cm" presentation:class="outline" presentation:user-transformed="true">
          <draw:text-box>
            <text:list text:style-name="L2">
              <text:list-item>
                <text:p text:id="id172" text:style-name="P1"><text:span text:style-name="T34">A ton more options</text:span></text:p>
              </text:list-item>
              <text:list-item>
                <text:p text:id="id173" text:style-name="P1"><text:span text:style-name="T34">More control</text:span></text:p>
              </text:list-item>
              <text:list-item>
                <text:p text:id="id174" text:style-name="P1"><text:span text:style-name="T34">Roles / Traits &lt;3</text:span></text:p>
              </text:list-item>
              <text:list-item>
                <text:p text:id="id175" text:style-name="P1"><text:span text:style-name="T34">Extensions OMGZ!</text:span></text:p>
              </text:list-item>
              <text:list-item>
                <text:p text:id="id176" text:style-name="P1"><text:span text:style-name="T34">MooseX::POE</text:span></text:p>
              </text:list-item>
              <text:list-item>
                <text:p text:id="id177" text:style-name="P1"><text:span text:style-name="T34">MooseX::Getopt</text:span></text:p>
              </text:list-item>
              <text:list-item>
                <text:p text:id="id178" text:style-name="P1"><text:span text:style-name="T34">MooseX::Declare</text:span></text:p>
              </text:list-item>
              <text:list-item>
                <text:p text:id="id179" text:style-name="P1"><text:span text:style-name="T34">MooseX::Storage</text:span></text:p>
              </text:list-item>
              <text:list-item>
                <text:p text:id="id180" text:style-name="P1"><text:span text:style-name="T34">... sub { goto CPAN; }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he" style:country-complex="IL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124cm" svg:height="1.07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124cm" svg:height="1.078cm" svg:x="15.815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124cm" svg:height="1.078cm" svg:x="0cm" svg:y="20.51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124cm" svg:height="1.078cm" svg:x="15.815cm" svg:y="20.511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586cm" svg:height="4.192cm" svg:x="2.794cm" svg:y="4.326cm" draw:page-number="1"/>
      <draw:page-thumbnail draw:layer="backgroundobjects" svg:width="5.586cm" svg:height="4.192cm" svg:x="11.176cm" svg:y="4.326cm"/>
      <draw:page-thumbnail draw:layer="backgroundobjects" svg:width="5.586cm" svg:height="4.192cm" svg:x="19.558cm" svg:y="4.326cm"/>
      <draw:page-thumbnail draw:layer="backgroundobjects" svg:width="5.586cm" svg:height="4.192cm" svg:x="2.794cm" svg:y="13.07cm"/>
      <draw:page-thumbnail draw:layer="backgroundobjects" svg:width="5.586cm" svg:height="4.192cm" svg:x="11.176cm" svg:y="13.07cm"/>
      <draw:page-thumbnail draw:layer="backgroundobjects" svg:width="5.586cm" svg:height="4.192cm" svg:x="19.558cm" svg:y="13.07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1-13T14:52:21</meta:creation-date>
    <dc:date>2010-01-15T15:26:31</dc:date>
    <meta:editing-cycles>48</meta:editing-cycles>
    <meta:editing-duration>PT05H03M17S</meta:editing-duration>
    <dc:creator>sawyer </dc:creator>
    <meta:document-statistic meta:object-count="156"/>
    <meta:user-defined meta:name="Info 1"/>
    <meta:user-defined meta:name="Info 2"/>
    <meta:user-defined meta:name="Info 3"/>
    <meta:user-defined meta:name="Info 4"/>
  </office:meta>
</office:document-meta>
</file>